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618480590617" calcext:value-type="float">
            <text:p>99,76</text:p>
          </table:table-cell>
          <table:table-cell table:style-name="ce3" table:formula="of:=([.F2]/12597)*100" office:value-type="float" office:value="0.238151940938319" calcext:value-type="float">
            <text:p>0,24</text:p>
          </table:table-cell>
          <table:table-cell/>
          <table:table-cell table:style-name="ce4" table:formula="of:=[.E18]+[.H18]" office:value-type="float" office:value="12567" calcext:value-type="float">
            <text:p>12567</text:p>
          </table:table-cell>
          <table:table-cell table:formula="of:=12597-[.E2]" office:value-type="float" office:value="30" calcext:value-type="float">
            <text:p>30</text:p>
          </table:table-cell>
          <table:table-cell office:value-type="float" office:value="0.0185799598694" calcext:value-type="float">
            <text:p>0,0185799599</text:p>
          </table:table-cell>
          <table:table-cell office:value-type="float" office:value="27.0656058788" calcext:value-type="float">
            <text:p>27,065605878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189568944987" calcext:value-type="float">
            <text:p>99,62</text:p>
          </table:table-cell>
          <table:table-cell table:style-name="ce3" table:formula="of:=([.F3]/12597)*100" office:value-type="float" office:value="0.38104310550131" calcext:value-type="float">
            <text:p>0,38</text:p>
          </table:table-cell>
          <table:table-cell/>
          <table:table-cell table:style-name="ce4" table:formula="of:=[.E19]+[.H19]" office:value-type="float" office:value="12549" calcext:value-type="float">
            <text:p>12549</text:p>
          </table:table-cell>
          <table:table-cell table:formula="of:=12597-[.E3]" office:value-type="float" office:value="48" calcext:value-type="float">
            <text:p>48</text:p>
          </table:table-cell>
          <table:table-cell office:value-type="float" office:value="0.020133972168" calcext:value-type="float">
            <text:p>0,0201339722</text:p>
          </table:table-cell>
          <table:table-cell office:value-type="float" office:value="26.2207009792" calcext:value-type="float">
            <text:p>26,220700979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459712629991" calcext:value-type="float">
            <text:p>99,75</text:p>
          </table:table-cell>
          <table:table-cell table:style-name="ce3" table:formula="of:=([.F4]/12597)*100" office:value-type="float" office:value="0.254028737000873" calcext:value-type="float">
            <text:p>0,25</text:p>
          </table:table-cell>
          <table:table-cell/>
          <table:table-cell table:style-name="ce4" table:formula="of:=[.E20]+[.H20]" office:value-type="float" office:value="12565" calcext:value-type="float">
            <text:p>12565</text:p>
          </table:table-cell>
          <table:table-cell table:formula="of:=12597-[.E4]" office:value-type="float" office:value="32" calcext:value-type="float">
            <text:p>32</text:p>
          </table:table-cell>
          <table:table-cell office:value-type="float" office:value="0.018602848053" calcext:value-type="float">
            <text:p>0,0186028481</text:p>
          </table:table-cell>
          <table:table-cell office:value-type="float" office:value="26.209859848" calcext:value-type="float">
            <text:p>26,209859848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714217670874" calcext:value-type="float">
            <text:p>99,71</text:p>
          </table:table-cell>
          <table:table-cell table:style-name="ce3" table:formula="of:=([.F5]/12597)*100" office:value-type="float" office:value="0.285782329125982" calcext:value-type="float">
            <text:p>0,29</text:p>
          </table:table-cell>
          <table:table-cell/>
          <table:table-cell table:style-name="ce4" table:formula="of:=[.E21]+[.H21]" office:value-type="float" office:value="12561" calcext:value-type="float">
            <text:p>12561</text:p>
          </table:table-cell>
          <table:table-cell table:formula="of:=12597-[.E5]" office:value-type="float" office:value="36" calcext:value-type="float">
            <text:p>36</text:p>
          </table:table-cell>
          <table:table-cell office:value-type="float" office:value="0.0199890136719" calcext:value-type="float">
            <text:p>0,0199890137</text:p>
          </table:table-cell>
          <table:table-cell office:value-type="float" office:value="26.2191751003" calcext:value-type="float">
            <text:p>26,219175100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8253552433119" calcext:value-type="float">
            <text:p>99,83</text:p>
          </table:table-cell>
          <table:table-cell table:style-name="ce3" table:formula="of:=([.F6]/12597)*100" office:value-type="float" office:value="0.1746447566881" calcext:value-type="float">
            <text:p>0,17</text:p>
          </table:table-cell>
          <table:table-cell/>
          <table:table-cell table:style-name="ce4" table:formula="of:=[.E22]+[.H22]" office:value-type="float" office:value="12575" calcext:value-type="float">
            <text:p>12575</text:p>
          </table:table-cell>
          <table:table-cell table:formula="of:=12597-[.E6]" office:value-type="float" office:value="22" calcext:value-type="float">
            <text:p>22</text:p>
          </table:table-cell>
          <table:table-cell office:value-type="float" office:value="0.0185739994049" calcext:value-type="float">
            <text:p>0,0185739994</text:p>
          </table:table-cell>
          <table:table-cell office:value-type="float" office:value="26.20342803" calcext:value-type="float">
            <text:p>26,2034280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6665872826864" calcext:value-type="float">
            <text:p>99,67</text:p>
          </table:table-cell>
          <table:table-cell table:style-name="ce3" table:formula="of:=([.F7]/12597)*100" office:value-type="float" office:value="0.333412717313646" calcext:value-type="float">
            <text:p>0,33</text:p>
          </table:table-cell>
          <table:table-cell/>
          <table:table-cell table:style-name="ce4" table:formula="of:=[.E23]+[.H23]" office:value-type="float" office:value="12555" calcext:value-type="float">
            <text:p>12555</text:p>
          </table:table-cell>
          <table:table-cell table:formula="of:=12597-[.E7]" office:value-type="float" office:value="42" calcext:value-type="float">
            <text:p>42</text:p>
          </table:table-cell>
          <table:table-cell office:value-type="float" office:value="0.0181629657745" calcext:value-type="float">
            <text:p>0,0181629658</text:p>
          </table:table-cell>
          <table:table-cell office:value-type="float" office:value="26.2538979053" calcext:value-type="float">
            <text:p>26,2538979053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348336905612" calcext:value-type="float">
            <text:p>99,63</text:p>
          </table:table-cell>
          <table:table-cell table:style-name="ce3" table:formula="of:=([.F8]/12597)*100" office:value-type="float" office:value="0.365166309438755" calcext:value-type="float">
            <text:p>0,37</text:p>
          </table:table-cell>
          <table:table-cell/>
          <table:table-cell table:style-name="ce4" table:formula="of:=[.E24]+[.H24]" office:value-type="float" office:value="12551" calcext:value-type="float">
            <text:p>12551</text:p>
          </table:table-cell>
          <table:table-cell table:formula="of:=12597-[.E8]" office:value-type="float" office:value="46" calcext:value-type="float">
            <text:p>46</text:p>
          </table:table-cell>
          <table:table-cell office:value-type="float" office:value="0.0186738967896" calcext:value-type="float">
            <text:p>0,0186738968</text:p>
          </table:table-cell>
          <table:table-cell office:value-type="float" office:value="26.2304151058" calcext:value-type="float">
            <text:p>26,2304151058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586488846551" calcext:value-type="float">
            <text:p>99,66</text:p>
          </table:table-cell>
          <table:table-cell table:style-name="ce3" table:formula="of:=([.F9]/12597)*100" office:value-type="float" office:value="0.341351115344923" calcext:value-type="float">
            <text:p>0,34</text:p>
          </table:table-cell>
          <table:table-cell/>
          <table:table-cell table:style-name="ce4" table:formula="of:=[.E25]+[.H25]" office:value-type="float" office:value="12554" calcext:value-type="float">
            <text:p>12554</text:p>
          </table:table-cell>
          <table:table-cell table:formula="of:=12597-[.E9]" office:value-type="float" office:value="43" calcext:value-type="float">
            <text:p>43</text:p>
          </table:table-cell>
          <table:table-cell office:value-type="float" office:value="0.0184400081635" calcext:value-type="float">
            <text:p>0,0184400082</text:p>
          </table:table-cell>
          <table:table-cell office:value-type="float" office:value="26.1488461494" calcext:value-type="float">
            <text:p>26,1488461494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14217670874" calcext:value-type="float">
            <text:p>99,71</text:p>
          </table:table-cell>
          <table:table-cell table:style-name="ce3" table:formula="of:=([.F10]/12597)*100" office:value-type="float" office:value="0.285782329125982" calcext:value-type="float">
            <text:p>0,29</text:p>
          </table:table-cell>
          <table:table-cell/>
          <table:table-cell table:style-name="ce4" table:formula="of:=[.E26]+[.H26]" office:value-type="float" office:value="12561" calcext:value-type="float">
            <text:p>12561</text:p>
          </table:table-cell>
          <table:table-cell table:formula="of:=12597-[.E10]" office:value-type="float" office:value="36" calcext:value-type="float">
            <text:p>36</text:p>
          </table:table-cell>
          <table:table-cell office:value-type="float" office:value="0.0203881263733" calcext:value-type="float">
            <text:p>0,0203881264</text:p>
          </table:table-cell>
          <table:table-cell office:value-type="float" office:value="26.1567051411" calcext:value-type="float">
            <text:p>26,156705141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7539096610304" calcext:value-type="float">
            <text:p>99,75</text:p>
          </table:table-cell>
          <table:table-cell table:style-name="ce3" table:formula="of:=([.F11]/12597)*100" office:value-type="float" office:value="0.246090338969596" calcext:value-type="float">
            <text:p>0,25</text:p>
          </table:table-cell>
          <table:table-cell/>
          <table:table-cell table:style-name="ce4" table:formula="of:=[.E27]+[.H27]" office:value-type="float" office:value="12566" calcext:value-type="float">
            <text:p>12566</text:p>
          </table:table-cell>
          <table:table-cell table:formula="of:=12597-[.E11]" office:value-type="float" office:value="31" calcext:value-type="float">
            <text:p>31</text:p>
          </table:table-cell>
          <table:table-cell office:value-type="float" office:value="0.0182139873505" calcext:value-type="float">
            <text:p>0,0182139874</text:p>
          </table:table-cell>
          <table:table-cell office:value-type="float" office:value="26.1711540222" calcext:value-type="float">
            <text:p>26,1711540222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94546320553" calcext:value-type="float">
            <text:p>99,7094546321</text:p>
          </table:table-cell>
          <table:table-cell table:formula="of:=AVERAGE([.C2:.C11])" office:value-type="float" office:value="0.290545367944749" calcext:value-type="float">
            <text:p>0,2905453679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60.4" calcext:value-type="float">
            <text:p>12560,4</text:p>
          </table:table-cell>
          <table:table-cell table:formula="of:=AVERAGE([.F2:.F11])" office:value-type="float" office:value="36.6" calcext:value-type="float">
            <text:p>36,6</text:p>
          </table:table-cell>
          <table:table-cell table:formula="of:=SUM([.G2:.G11])/10" office:value-type="float" office:value="0.01897587776186" calcext:value-type="float">
            <text:p>0,0189758778</text:p>
          </table:table-cell>
          <table:table-cell table:formula="of:=SUM([.H2:.H11])/10" office:value-type="float" office:value="26.28797881601" calcext:value-type="float">
            <text:p>26,28797881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8" calcext:value-type="float">
            <text:p>5844,8</text:p>
          </table:table-cell>
          <table:table-cell table:formula="of:=AVERAGE([.G18:.G27])" office:value-type="float" office:value="17.9" calcext:value-type="float">
            <text:p>17,9</text:p>
          </table:table-cell>
          <table:table-cell/>
          <table:table-cell office:value-type="float" office:value="5851" calcext:value-type="float">
            <text:p>58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12597-SUM([.E18:.G18])" office:value-type="float" office:value="6716" calcext:value-type="float">
            <text:p>6716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8.7" calcext:value-type="float">
            <text:p>18,7</text:p>
          </table:table-cell>
          <table:table-cell table:formula="of:=AVERAGE([.H18:.H27])" office:value-type="float" office:value="6715.6" calcext:value-type="float">
            <text:p>6715,6</text:p>
          </table:table-cell>
          <table:table-cell/>
          <table:table-cell office:value-type="float" office:value="5850" calcext:value-type="float">
            <text:p>585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12597-SUM([.E19:.G19])" office:value-type="float" office:value="6699" calcext:value-type="float">
            <text:p>6699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60" calcext:value-type="float">
            <text:p>596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12597-SUM([.E20:.G20])" office:value-type="float" office:value="6605" calcext:value-type="float">
            <text:p>6605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8" calcext:value-type="float">
            <text:p>5844,8</text:p>
          </table:table-cell>
          <table:table-cell table:number-columns-repeated="2"/>
          <table:table-cell office:value-type="float" office:value="5765" calcext:value-type="float">
            <text:p>5765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12597-SUM([.E21:.G21])" office:value-type="float" office:value="6796" calcext:value-type="float">
            <text:p>6796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8.7" calcext:value-type="float">
            <text:p>18,7</text:p>
          </table:table-cell>
          <table:table-cell table:number-columns-repeated="2"/>
          <table:table-cell office:value-type="float" office:value="5837" calcext:value-type="float">
            <text:p>583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12597-SUM([.E22:.G22])" office:value-type="float" office:value="6738" calcext:value-type="float">
            <text:p>673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7.9" calcext:value-type="float">
            <text:p>17,9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12597-SUM([.E23:.G23])" office:value-type="float" office:value="6747" calcext:value-type="float">
            <text:p>674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.6" calcext:value-type="float">
            <text:p>6715,6</text:p>
          </table:table-cell>
          <table:table-cell table:number-columns-repeated="2"/>
          <table:table-cell office:value-type="float" office:value="5824" calcext:value-type="float">
            <text:p>582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formula="of:=12597-SUM([.E24:.G24])" office:value-type="float" office:value="6727" calcext:value-type="float">
            <text:p>6727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83" calcext:value-type="float">
            <text:p>5783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12597-SUM([.E25:.G25])" office:value-type="float" office:value="6771" calcext:value-type="float">
            <text:p>677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43" calcext:value-type="float">
            <text:p>594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formula="of:=12597-SUM([.E26:.G26])" office:value-type="float" office:value="6618" calcext:value-type="float">
            <text:p>6618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7" calcext:value-type="float">
            <text:p>582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12597-SUM([.E27:.G27])" office:value-type="float" office:value="6739" calcext:value-type="float">
            <text:p>6739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7094546320553" calcext:value-type="float">
            <text:p>0,9970945463</text:p>
          </table:table-cell>
          <table:table-cell table:number-columns-repeated="2"/>
          <table:table-cell table:formula="of:=SUM([.E18:.E27])/10" office:value-type="float" office:value="5844.8" calcext:value-type="float">
            <text:p>5844,8</text:p>
          </table:table-cell>
          <table:table-cell table:formula="of:=SUM([.F18:.F27])/10" office:value-type="float" office:value="18.7" calcext:value-type="float">
            <text:p>18,7</text:p>
          </table:table-cell>
          <table:table-cell table:formula="of:=SUM([.G18:.G27])/10" office:value-type="float" office:value="17.9" calcext:value-type="float">
            <text:p>17,9</text:p>
          </table:table-cell>
          <table:table-cell table:formula="of:=SUM([.H18:.H27])/10" office:value-type="float" office:value="6715.6" calcext:value-type="float">
            <text:p>6715,6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290545367944749" calcext:value-type="float">
            <text:p>0,00290545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946799256315" calcext:value-type="float">
            <text:p>0,99694679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223170930906" calcext:value-type="float">
            <text:p>0,997223170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13:24:59.63834948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39S</meta:editing-duration>
    <meta:editing-cycles>6</meta:editing-cycles>
    <meta:generator>LibreOffice/5.1.6.2$Linux_X86_64 LibreOffice_project/10m0$Build-2</meta:generator>
    <dc:date>2018-01-20T13:26:12.085267032</dc:date>
    <meta:document-statistic meta:table-count="1" meta:cell-count="167" meta:object-count="0"/>
  </office:meta>
</office:document-meta>
</file>